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text-properties style:font-name="Times New Roman" fo:font-size="12pt" style:font-size-asian="12pt" style:font-size-complex="12pt"/>
    </style:style>
    <style:style style:name="P3" style:family="paragraph" style:parent-style-name="List_20_Paragraph">
      <style:paragraph-properties fo:margin-left="0.751cm" fo:margin-right="0cm" fo:margin-top="0cm" fo:margin-bottom="0.282cm" loext:contextual-spacing="true" fo:line-height="150%" fo:text-align="justify" style:justify-single-word="false" fo:text-indent="0cm" style:auto-text-indent="false"/>
    </style:style>
    <style:style style:name="P4" style:family="paragraph" style:parent-style-name="sub_20_judul_20_isi_20_A">
      <style:paragraph-properties fo:margin-left="0.751cm" fo:margin-right="0cm" fo:line-height="150%" fo:text-indent="0cm" style:auto-text-indent="false"/>
    </style:style>
    <style:style style:name="P5" style:family="paragraph" style:parent-style-name="sub_20_judul_20_isi_20_A">
      <style:paragraph-properties fo:margin-left="0.751cm" fo:margin-right="0cm" fo:line-height="150%" fo:text-indent="0cm" style:auto-text-indent="false"/>
      <style:text-properties style:font-name="Times new roman" fo:font-size="12pt" style:font-size-asian="12pt" style:font-name-complex="Times New Roman1" style:font-size-complex="12pt"/>
    </style:style>
    <style:style style:name="P6" style:family="paragraph" style:parent-style-name="sub_20_judul_20_isi_20_A">
      <style:paragraph-properties fo:margin-left="0.751cm" fo:margin-right="0cm" fo:line-height="150%"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7" style:family="paragraph" style:parent-style-name="List_20_Paragraph">
      <style:paragraph-properties fo:margin-left="0.751cm" fo:margin-right="0cm" fo:margin-top="0.101cm" fo:margin-bottom="0.383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8" style:family="paragraph" style:parent-style-name="sub_20_judul_20_isi_20_A">
      <style:paragraph-properties fo:margin-left="0.751cm" fo:margin-right="0cm" fo:margin-top="0.201cm" fo:margin-bottom="0.201cm" loext:contextual-spacing="false" fo:line-height="150%" fo:text-indent="0cm" style:auto-text-indent="false"/>
      <style:text-properties style:font-name="Times new roman" fo:font-size="12pt" style:font-size-asian="12pt" style:font-name-complex="Times New Roman1" style:font-size-complex="12pt"/>
    </style:style>
    <style:style style:name="P9" style:family="paragraph" style:parent-style-name="sub_20_judul_20_isi_20_A">
      <style:paragraph-properties fo:margin-left="0.751cm" fo:margin-right="0cm" fo:margin-top="0.302cm" fo:margin-bottom="0.302cm" loext:contextual-spacing="false" fo:line-height="150%" fo:text-indent="0cm" style:auto-text-indent="false"/>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margin-left="3.014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2pt" style:font-size-asian="12pt" style:font-name-complex="Times New Roman1" style:font-size-complex="12pt"/>
    </style:style>
    <style:style style:name="P13" style:family="paragraph" style:parent-style-name="sub_20_judul_20_isi_20_A">
      <style:paragraph-properties fo:margin-left="2.887cm" fo:margin-right="0cm" fo:line-height="150%" fo:text-indent="0cm" style:auto-text-indent="false"/>
      <style:text-properties style:font-name="Times new roman" fo:font-size="12pt" style:font-size-asian="12pt" style:font-name-complex="Times New Roman1" style:font-size-complex="12pt"/>
    </style:style>
    <style:style style:name="P14" style:family="paragraph" style:parent-style-name="sub_20_judul_20_isi_20_A">
      <style:paragraph-properties fo:margin-left="2.062cm" fo:margin-right="0cm" fo:margin-top="0cm" fo:margin-bottom="0cm" loext:contextual-spacing="false" fo:line-height="150%" fo:text-align="justify" style:justify-single-word="false" fo:orphans="2" fo:widows="2" fo:hyphenation-ladder-count="no-limit" fo:text-indent="0cm" style:auto-text-indent="false" style:vertical-align="baseline" style:writing-mode="lr-tb">
        <style:tab-stops>
          <style:tab-stop style:position="1.429cm"/>
        </style:tab-stops>
      </style:paragraph-properties>
      <style:text-properties style:font-name="Times new roman" fo:font-size="12pt" style:font-size-asian="12pt" style:font-name-complex="Times New Roman1" style:font-size-complex="12pt" fo:hyphenate="false" fo:hyphenation-remain-char-count="2" fo:hyphenation-push-char-count="2"/>
    </style:style>
    <style:style style:name="P15" style:family="paragraph" style:parent-style-name="Heading_20_1">
      <style:paragraph-properties fo:line-height="150%"/>
      <style:text-properties style:font-name="Times new roman" fo:font-size="12pt" style:font-size-asian="12pt" style:font-size-complex="12pt"/>
    </style:style>
    <style:style style:name="P16" style:family="paragraph" style:parent-style-name="List_20_Paragraph">
      <style:paragraph-properties fo:margin-left="1.752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7" style:family="paragraph" style:parent-style-name="List_20_Paragraph">
      <style:paragraph-properties fo:margin-left="1.75cm" fo:margin-right="0cm" fo:margin-top="0.293cm" fo:margin-bottom="0.293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18" style:family="paragraph" style:parent-style-name="Text_20_body" style:master-page-name="">
      <loext:graphic-properties draw:fill="none"/>
      <style:paragraph-properties fo:margin-left="0.8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1ce74c"/>
    </style:style>
    <style:style style:name="P19" style:family="paragraph" style:parent-style-name="Text_20_body">
      <loext:graphic-properties draw:fill="none"/>
      <style:paragraph-properties fo:margin-left="0.8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1ce74c"/>
    </style:style>
    <style:style style:name="P20" style:family="paragraph" style:parent-style-name="Text_20_body">
      <loext:graphic-properties draw:fill="none"/>
      <style:paragraph-properties fo:margin-left="0.8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31436d"/>
    </style:style>
    <style:style style:name="P21"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2" style:family="paragraph" style:parent-style-name="List_20_Paragraph" style:list-style-name="WWNum1">
      <style:paragraph-properties fo:margin-left="0.751cm" fo:margin-right="0cm" fo:margin-top="0.302cm" fo:margin-bottom="0.584cm" loext: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3" style:family="paragraph" style:parent-style-name="List_20_Paragraph" style:list-style-name="WWNum2">
      <style:paragraph-properties fo:margin-left="1.50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4" style:family="paragraph" style:parent-style-name="List_20_Paragraph" style:list-style-name="WWNum2">
      <style:paragraph-properties fo:margin-left="1.501cm" fo:margin-right="0cm" fo:margin-top="0.101cm" fo:margin-bottom="0.383cm" loext: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master-page-name="First_20_Page">
      <style:paragraph-properties fo:line-height="150%" fo:text-align="center" style:justify-single-word="false" style:page-number="auto"/>
      <style:text-properties style:font-name="Times new roman" fo:font-size="12pt" fo:font-weight="bold" style:font-size-asian="12pt" style:font-weight-asian="bold" style:font-name-complex="Times New Roman1" style:font-size-complex="12pt"/>
    </style:style>
    <style:style style:name="P26" style:family="paragraph" style:parent-style-name="Standard" style:list-style-name="WWNum6">
      <style:paragraph-properties fo:margin-left="2.379cm" fo:margin-right="0cm" fo:margin-top="0cm" fo:margin-bottom="0cm" loext:contextual-spacing="false" fo:line-height="150%" fo:text-align="justify" style:justify-single-word="false" fo:orphans="2" fo:widows="2" fo:text-indent="-0.635cm" style:auto-text-indent="false" style:writing-mode="lr-tb"/>
      <style:text-properties officeooo:paragraph-rsid="001abdb1"/>
    </style:style>
    <style:style style:name="P27" style:family="paragraph" style:parent-style-name="Standard" style:list-style-name="WWNum6">
      <style:paragraph-properties fo:margin-left="2.379cm" fo:margin-right="0cm" fo:margin-top="0cm" fo:margin-bottom="0.081cm" loext:contextual-spacing="false" fo:line-height="150%" fo:text-align="justify" style:justify-single-word="false" fo:orphans="2" fo:widows="2" fo:text-indent="-0.635cm" style:auto-text-indent="false" style:writing-mode="lr-tb"/>
      <style:text-properties officeooo:paragraph-rsid="00242e0d"/>
    </style:style>
    <style:style style:name="P28" style:family="paragraph" style:parent-style-name="Untitled1" style:list-style-name="WWNum7">
      <style:paragraph-properties fo:margin-left="2.54cm" fo:margin-right="0cm" fo:margin-top="0.192cm" fo:margin-bottom="0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29" style:family="paragraph" style:parent-style-name="Untitled1" style:list-style-name="WWNum7">
      <style:paragraph-properties fo:margin-left="2.54cm" fo:margin-right="0cm" fo:margin-top="0cm" fo:margin-bottom="0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30" style:family="paragraph" style:parent-style-name="Untitled1" style:list-style-name="WWNum7">
      <style:paragraph-properties fo:margin-left="2.54cm" fo:margin-right="0cm" fo:margin-top="0.503cm" fo:margin-bottom="0.997cm" loext:contextual-spacing="true" fo:line-height="150%" fo:text-align="justify" style:justify-single-word="false" fo:orphans="2" fo:widows="2" fo:hyphenation-ladder-count="no-limit" fo:text-indent="-0.635cm" style:auto-text-indent="false" style:writing-mode="lr-tb"/>
      <style:text-properties style:font-name="Times new roman" fo:font-size="12pt" fo:font-weight="normal" style:font-size-asian="12pt" style:font-weight-asian="normal" style:font-name-complex="Times New Roman1" style:font-size-complex="12pt" style:font-weight-complex="normal" fo:hyphenate="false" fo:hyphenation-remain-char-count="2" fo:hyphenation-push-char-count="2"/>
    </style:style>
    <style:style style:name="P31" style:family="paragraph" style:parent-style-name="sub_20_judul_20_isi_20_A" style:list-style-name="WWNum3">
      <style:paragraph-properties fo:margin-left="1.501cm" fo:margin-right="0cm" fo:line-height="150%" fo:text-indent="-0.635cm" style:auto-text-indent="false"/>
    </style:style>
    <style:style style:name="P32" style:family="paragraph" style:parent-style-name="sub_20_judul_20_isi_20_A" style:list-style-name="WWNum3">
      <style:paragraph-properties fo:margin-left="1.501cm" fo:margin-right="0cm" fo:line-height="150%" fo:text-indent="-0.635cm" style:auto-text-indent="false"/>
      <style:text-properties style:use-window-font-color="true" style:font-name="Times new roman" fo:font-size="12pt" fo:language="id" fo:country="ID" officeooo:rsid="00229a39" officeooo:paragraph-rsid="00229a39" style:letter-kerning="true" style:font-name-asian="Noto Sans CJK SC Regular" style:font-size-asian="12pt" style:language-asian="zh" style:country-asian="CN" style:font-name-complex="Times New Roman1" style:font-size-complex="12pt" style:language-complex="hi" style:country-complex="IN"/>
    </style:style>
    <style:style style:name="P33" style:family="paragraph" style:parent-style-name="sub_20_judul_20_isi_20_A" style:list-style-name="WWNum3">
      <style:paragraph-properties fo:margin-left="1.501cm" fo:margin-right="0cm" fo:line-height="150%" fo:text-indent="-0.635cm" style:auto-text-indent="false"/>
      <style:text-properties style:font-name="Times new roman" fo:font-size="12pt" style:font-size-asian="12pt" style:font-name-complex="Times New Roman1" style:font-size-complex="12pt"/>
    </style:style>
    <style:style style:name="P34" style:family="paragraph" style:parent-style-name="sub_20_judul_20_isi_20_A" style:list-style-name="WWNum4">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fo:hyphenate="false" fo:hyphenation-remain-char-count="2" fo:hyphenation-push-char-count="2"/>
    </style:style>
    <style:style style:name="P35" style:family="paragraph" style:parent-style-name="sub_20_judul_20_isi_20_A" style:list-style-name="WWNum5">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fo:hyphenate="false" fo:hyphenation-remain-char-count="2" fo:hyphenation-push-char-count="2"/>
    </style:style>
    <style:style style:name="P36" style:family="paragraph" style:parent-style-name="sub_20_judul_20_isi_20_A" style:list-style-name="WWNum4">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style:font-size-asian="12pt" style:font-name-complex="Times New Roman1" style:font-size-complex="12pt" fo:hyphenate="false" fo:hyphenation-remain-char-count="2" fo:hyphenation-push-char-count="2"/>
    </style:style>
    <style:style style:name="P37" style:family="paragraph" style:parent-style-name="sub_20_judul_20_isi_20_A" style:list-style-name="WWNum4">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officeooo:paragraph-rsid="00242e0d" style:font-size-asian="12pt" style:font-name-complex="Times New Roman1" style:font-size-complex="12pt" fo:hyphenate="false" fo:hyphenation-remain-char-count="2" fo:hyphenation-push-char-count="2"/>
    </style:style>
    <style:style style:name="P38" style:family="paragraph" style:parent-style-name="sub_20_judul_20_isi_20_A" style:list-style-name="WWNum5">
      <style:paragraph-properties fo:margin-left="1.427cm" fo:margin-right="0cm" fo:margin-top="0cm" fo:margin-bottom="0cm" loext:contextual-spacing="false" fo:line-height="150%" fo:text-align="justify" style:justify-single-word="false" fo:orphans="2" fo:widows="2" fo:hyphenation-ladder-count="no-limit" fo:text-indent="-0.635cm" style:auto-text-indent="false" style:vertical-align="baseline" style:writing-mode="lr-tb">
        <style:tab-stops>
          <style:tab-stop style:position="1.111cm"/>
        </style:tab-stops>
      </style:paragraph-properties>
      <style:text-properties style:font-name="Times new roman" fo:font-size="12pt" style:font-size-asian="12pt" style:font-name-complex="Times New Roman1" style:font-size-complex="12pt" fo:hyphenate="false" fo:hyphenation-remain-char-count="2" fo:hyphenation-push-char-count="2"/>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officeooo:rsid="0015448a" style:font-size-asian="12pt" style:font-weight-asian="bold" style:font-name-complex="Times New Roman1" style:font-size-complex="12pt" style:font-weight-complex="bold"/>
    </style:style>
    <style:style style:name="T3" style:family="text">
      <style:text-properties style:font-name="Times new roman" fo:font-size="12pt" fo:font-weight="bold" officeooo:rsid="002b04f6"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5448a" style:font-size-asian="12pt"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5448a" style:font-size-asian="12pt" style:font-name-complex="Times New Roman1" style:font-size-complex="12pt"/>
    </style:style>
    <style:style style:name="T8" style:family="text">
      <style:text-properties style:font-name="Times new roman" fo:font-size="12pt" officeooo:rsid="001fff47" style:font-size-asian="12pt" style:font-name-complex="Times New Roman1" style:font-size-complex="12pt"/>
    </style:style>
    <style:style style:name="T9" style:family="text">
      <style:text-properties style:font-name="Times new roman" fo:font-size="12pt" officeooo:rsid="0020dcdc" style:font-size-asian="12pt" style:font-name-complex="Times New Roman1" style:font-size-complex="12pt"/>
    </style:style>
    <style:style style:name="T10" style:family="text">
      <style:text-properties style:font-name="Times new roman" fo:font-size="12pt" officeooo:rsid="00242e0d" style:font-size-asian="12pt" style:font-name-complex="Times New Roman1" style:font-size-complex="12pt"/>
    </style:style>
    <style:style style:name="T11" style:family="text">
      <style:text-properties style:font-name="Times new roman" fo:font-size="12pt" officeooo:rsid="001abdb1" style:font-size-asian="12pt" style:font-name-complex="Times New Roman1" style:font-size-complex="12pt"/>
    </style:style>
    <style:style style:name="T12" style:family="text">
      <style:text-properties style:font-name="Times new roman" fo:font-size="12pt" officeooo:rsid="002b04f6" style:font-size-asian="12pt" style:font-name-complex="Times New Roman1" style:font-size-complex="12pt"/>
    </style:style>
    <style:style style:name="T13" style:family="text">
      <style:text-properties style:font-name="Times new roman" fo:font-size="12pt" officeooo:rsid="0031436d" style:font-size-asian="12pt" style:font-name-complex="Times New Roman1" style:font-size-complex="12pt"/>
    </style:style>
    <style:style style:name="T14" style:family="text">
      <style:text-properties style:font-name="Times new roman" fo:font-size="12pt" fo:font-style="italic" style:font-size-asian="12pt" style:font-style-asian="italic" style:font-name-complex="Times New Roman1" style:font-size-complex="12pt"/>
    </style:style>
    <style:style style:name="T15" style:family="text">
      <style:text-properties style:font-name="Times new roman" fo:font-size="12pt" fo:font-style="italic" style:font-size-asian="12pt" style:font-style-asian="italic" style:font-name-complex="Times New Roman1" style:font-size-complex="12pt" style:font-style-complex="italic"/>
    </style:style>
    <style:style style:name="T16" style:family="text">
      <style:text-properties style:font-name="Times new roman" fo:font-size="12pt" fo:font-style="italic" officeooo:rsid="00242e0d" style:font-size-asian="12pt" style:font-style-asian="italic" style:font-name-complex="Times New Roman1" style:font-size-complex="12pt" style:font-style-complex="italic"/>
    </style:style>
    <style:style style:name="T17"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18" style:family="text">
      <style:text-properties style:font-name="Times new roman" fo:font-size="12pt" fo:font-style="normal" style:font-size-asian="12pt" style:font-style-asian="normal" style:font-name-complex="Times New Roman1" style:font-size-complex="12pt" style:font-style-complex="normal"/>
    </style:style>
    <style:style style:name="T19" style:family="text">
      <style:text-properties style:font-name="Times new roman" fo:font-size="12pt" fo:font-style="normal" officeooo:rsid="002f4d55" style:font-size-asian="12pt" style:font-style-asian="normal" style:font-name-complex="Times New Roman1" style:font-size-complex="12pt" style:font-style-complex="normal"/>
    </style:style>
    <style:style style:name="T20" style:family="text">
      <style:text-properties style:use-window-font-color="true" style:font-name="Times new roman" fo:font-size="12pt" fo:language="id" fo:country="ID" style:letter-kerning="false" style:font-name-asian="Calibri1" style:font-size-asian="12pt" style:language-asian="en" style:country-asian="US" style:font-name-complex="Times New Roman1" style:font-size-complex="12pt" style:language-complex="ar" style:country-complex="SA"/>
    </style:style>
    <style:style style:name="T21" style:family="text">
      <style:text-properties style:use-window-font-color="true" style:font-name="Times new roman" fo:font-size="12pt" fo:language="id" fo:country="ID" officeooo:rsid="001abdb1" style:letter-kerning="false" style:font-name-asian="Calibri1" style:font-size-asian="12pt" style:language-asian="en" style:country-asian="US" style:font-name-complex="Times New Roman1" style:font-size-complex="12pt" style:language-complex="ar" style:country-complex="SA"/>
    </style:style>
    <style:style style:name="T22" style:family="text">
      <style:text-properties style:use-window-font-color="true" style:font-name="Times new roman" fo:font-size="12pt" fo:language="id" fo:country="ID" officeooo:rsid="00242e0d" style:letter-kerning="false" style:font-name-asian="Calibri1" style:font-size-asian="12pt" style:language-asian="en" style:country-asian="US" style:font-name-complex="Times New Roman1" style:font-size-complex="12pt" style:language-complex="ar" style:country-complex="SA"/>
    </style:style>
    <style:style style:name="T23" style:family="text">
      <style:text-properties style:use-window-font-color="true" style:font-name="Times new roman" fo:font-size="12pt" fo:language="id" fo:country="ID" style:letter-kerning="true" style:font-name-asian="Noto Sans CJK SC Regular" style:font-size-asian="12pt" style:language-asian="zh" style:country-asian="CN" style:font-name-complex="Times New Roman1" style:font-size-complex="12pt" style:language-complex="hi" style:country-complex="IN"/>
    </style:style>
    <style:style style:name="T24" style:family="text">
      <style:text-properties style:use-window-font-color="true" style:font-name="Times new roman" fo:font-size="12pt" fo:language="id" fo:country="ID" fo:font-style="italic" officeooo:rsid="001abdb1" style:letter-kerning="false" style:font-name-asian="Calibri1" style:font-size-asian="12pt" style:language-asian="en" style:country-asian="US" style:font-style-asian="italic" style:font-name-complex="Times New Roman1" style:font-size-complex="12pt" style:language-complex="ar" style:country-complex="SA" style:font-style-complex="italic"/>
    </style:style>
    <style:style style:name="T25" style:family="text">
      <style:text-properties style:use-window-font-color="true" style:font-name="Times new roman" fo:font-size="12pt" fo:language="id" fo:country="ID" fo:font-style="normal" officeooo:rsid="002f4d55" style:letter-kerning="true" style:font-name-asian="Noto Sans CJK SC Regular" style:font-size-asian="12pt" style:language-asian="zh" style:country-asian="CN" style:font-style-asian="normal" style:font-name-complex="Times New Roman1" style:font-size-complex="12pt" style:language-complex="hi" style:country-complex="IN" style:font-style-complex="normal"/>
    </style:style>
    <style:style style:name="T26" style:family="text">
      <style:text-properties style:use-window-font-color="true" style:font-name="Times new roman" fo:font-size="12pt" fo:language="id" fo:country="ID" fo:font-style="normal" officeooo:rsid="0031436d" style:letter-kerning="true" style:font-name-asian="Noto Sans CJK SC Regular" style:font-size-asian="12pt" style:language-asian="zh" style:country-asian="CN" style:font-style-asian="normal" style:font-name-complex="Times New Roman1" style:font-size-complex="12pt" style:language-complex="hi" style:country-complex="IN" style:font-style-complex="normal"/>
    </style:style>
    <style:style style:name="T27" style:family="text">
      <style:text-properties fo:font-style="italic" style:font-style-asian="italic" style:font-style-complex="italic"/>
    </style:style>
    <style:style style:name="T28" style:family="text">
      <style:text-properties fo:font-style="italic" officeooo:rsid="00229a39" style:font-style-asian="italic" style:font-style-complex="italic"/>
    </style:style>
    <style:style style:name="T29" style:family="text">
      <style:text-properties officeooo:rsid="00229a39"/>
    </style:style>
    <style:style style:name="T30" style:family="text">
      <style:text-properties fo:font-style="normal" officeooo:rsid="00229a39" style:font-style-asian="normal" style:font-style-complex="normal"/>
    </style:style>
    <style:style style:name="T31" style:family="text">
      <style:text-properties officeooo:rsid="00248104"/>
    </style:style>
    <style:style style:name="T32" style:family="text">
      <style:text-properties officeooo:rsid="002b2e51"/>
    </style:style>
    <style:style style:name="T33" style:family="text">
      <style:text-properties officeooo:rsid="002f4d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BAB <text:s/>I</text:p>
      <text:h text:style-name="P15" text:outline-level="1">PENDAHULUAN</text:h>
      <text:p text:style-name="P10"/>
      <text:list xml:id="list453829931" text:style-name="WWNum1">
        <text:list-item>
          <text:p text:style-name="P21">Latar Belakang Masalah</text:p>
        </text:list-item>
      </text:list>
      <text:p text:style-name="P18"><text:span text:style-name="T4"><text:s text:c="7"/>Dalam memasuki era modern dan pesatnya perkembangan teknologi saat ini, manusia mengenal teknologi yang semakin maju dan terjangkau untuk mempermudah melakukan berbagai kegiatan dalam kehidupan. Untuk mengikuti perkembangan jaman tersebut, diperlukannya pendidikan yang tinggi dan pengetahuan yang luas, sebagaimana pendidikan yang terdapat di sekolah-sekolah yang ada di seluruh Indonesia, salah satunya adalah SMA PGRI </text:span><text:span text:style-name="T5">1 K</text:span><text:span text:style-name="T4">ota Serang.</text:span></text:p>
      <text:p text:style-name="P20"><text:span text:style-name="T6"><text:s text:c="7"/>Sekolah adalah tempat belajar dan mengajar serta tempat dimana siswa dapat melatih jiwa kepemimpinannya dengan menjadi seorang ketua OSIS (Organisasi Siswa Intra Sekolah) pada sekolah tersebut. Sistem kepemimpinan dari seorang ketua OSIS sangat berpengaruh pada kemajuan kegiatan kesiswaan dalam suatu sekolah. Oleh karena itu, ketua OSIS merupakan jabatan strategis sebagai wadah bagi seluruh siswa dalam melaksanakan berbagai kegiatan yang dapat mengaplikasikan potensi-potensi yang dimiliki oleh seluruh siswa. Namun, proses pemilihan ketua OSIS </text:span><text:span text:style-name="T20">di</text:span><text:span text:style-name="T6"> SMA PGRI </text:span><text:span text:style-name="T7">1</text:span><text:span text:style-name="T6"> </text:span><text:span text:style-name="T7">K</text:span><text:span text:style-name="T6">ota Serang saat ini dilakukan </text:span><text:span text:style-name="T8">secara langsung yaitu</text:span><text:span text:style-name="T6"> </text:span><text:span text:style-name="T8">pemilihan dilakukan di dalam kelas, kemudian siswa memilih kandidat dengan cara maju bergantian dan menuliskan </text:span><text:span text:style-name="T9">dipapan tulis</text:span><text:span text:style-name="T8"> kandidat mana yang akan dipilih</text:span><text:span text:style-name="T6">. Cara tersebut </text:span><text:span text:style-name="T8">menyebabkan kurang</text:span><text:span text:style-name="T9">nya antusias siswa dalam melakukan pemilihan </text:span><text:span text:style-name="T13">dan siswa yang tidak dapat hadir pada pemilihan tersebut, maka </text:span><text:span text:style-name="T9">siswa </text:span><text:span text:style-name="T13">tidak dapat memberikan hak suaranya</text:span><text:span text:style-name="T9">. </text:span><text:span text:style-name="T6">Selain itu, masih ditemukannya perhitungan nilai yang tidak akurat akibat human eror, maka diperlukan sistem yang telah terkomputerisasi untuk mendukung siswa/siswi ikut serta dalam pemilihan dan mempermudah dalam mengakses kegiatan pemilihan OSIS yang telah diadakan dalam sekolah tersebut. Seiring </text:span><text:soft-page-break/><text:span text:style-name="T6">perkembangan teknologi yang canggih, muncul berbagai aplikasi pemilihan ketua OSIS berbasis website yang disebut dengan </text:span><text:span text:style-name="T14">E-vote (Elektronik Vote</text:span><text:span text:style-name="T6">). Namun, kebanyakan siswa memakai smartphone maka perlu adanya aplikasi E-vote yang berbasis smartphone atau android. </text:span></text:p>
      <text:p text:style-name="P19"><text:span text:style-name="T6"><text:s text:c="6"/>Dengan adanya permasalahan di atas, maka penulis akan merancang suatu aplikasi </text:span><text:span text:style-name="T15">E-vote</text:span><text:span text:style-name="T6"> yang berudul “</text:span><text:span text:style-name="T1">Rancang Bangun Aplikasi </text:span><text:span text:style-name="T17">E-vote</text:span><text:span text:style-name="T1"> </text:span><text:span text:style-name="T3">Ketua </text:span><text:span text:style-name="T1">OSIS Berbasis Android di SMA PGRI </text:span><text:span text:style-name="T2">1 </text:span><text:span text:style-name="T1">Kota Serang</text:span><text:span text:style-name="T6">”. Dengan adanya aplikasi ini, diharapkan dapat dimanfaatkan sebagai media pelaksanaan pemilihan ketua OSIS yang dapat diakses oleh semua siswa-siswi SMA </text:span><text:span text:style-name="T7">P</text:span><text:span text:style-name="T6">GRI </text:span><text:span text:style-name="T7">1</text:span><text:span text:style-name="T6"> Kota Serang secara efektif dan efisien.</text:span></text:p>
      <text:p text:style-name="P11"/>
      <text:list xml:id="list182955005626456" text:continue-numbering="true" text:style-name="WWNum1">
        <text:list-item>
          <text:p text:style-name="P21">Identifikasi Masalah</text:p>
        </text:list-item>
      </text:list>
      <text:p text:style-name="P5"><text:s text:c="7"/>Berdasarkan uraian latar belakang masalah tersebut, maka dapat diidentifikasi beberapa masalah sebagai berikut:</text:p>
      <text:list xml:id="list2552419644" text:style-name="WWNum3">
        <text:list-item>
          <text:p text:style-name="P31"><text:span text:style-name="T6">Sistem pemilihan ketua OSIS di SMA PGRI </text:span><text:span text:style-name="T7">1 </text:span><text:span text:style-name="T6">Kota Serang </text:span><text:span text:style-name="T23">kurang efektif</text:span></text:p>
        </text:list-item>
        <text:list-item>
          <text:p text:style-name="P32">Kurangnya antusias siswa dalam melakukan pemilihan ketua OSIS </text:p>
        </text:list-item>
        <text:list-item>
          <text:p text:style-name="P33"><text:bookmark-start text:name="__DdeLink__309_3731697916"/>Sering terjadi kesalahan dalam perhitungan akhir karena human error<text:bookmark-end text:name="__DdeLink__309_3731697916"/></text:p>
        </text:list-item>
      </text:list>
      <text:p text:style-name="P13"/>
      <text:list xml:id="list182954643592374" text:continue-list="list182955005626456" text:style-name="WWNum1">
        <text:list-item>
          <text:p text:style-name="P21">Pembatasan Masalah</text:p>
        </text:list-item>
      </text:list>
      <text:p text:style-name="P5"><text:s text:c="7"/>Dari latar belakang yang ditulis, maka penulis menentukan batasan masalah sebagai berikut:</text:p>
      <text:list xml:id="list3030426952" text:style-name="WWNum4">
        <text:list-item>
          <text:p text:style-name="P34"><text:span text:style-name="T6"><text:s/>Aplikasi </text:span><text:span text:style-name="T15">E-Vote</text:span><text:span text:style-name="T6"> ketua OSIS dibangun hanya untuk siswa-siswi SMA PGRI </text:span><text:span text:style-name="T7">1</text:span><text:span text:style-name="T6"> Kota Serang</text:span></text:p>
        </text:list-item>
        <text:list-item>
          <text:p text:style-name="P37"><text:s/>Aplikasi <text:span text:style-name="T27">E-Vote</text:span> ketua OSIS <text:span text:style-name="T30">Tidak membahas tentang penyeleksian untuk menjadi kandidat ketua OSIS, </text:span>hanya menampilkan <text:span text:style-name="T29">kandidat </text:span>ketua OSIS yang telah mendaftar dan memenuhi persyaratan administrasi yang ditentukan panitia pemilihan ketua OSIS.</text:p>
        </text:list-item>
        <text:list-item>
          <text:p text:style-name="P36"><text:soft-page-break/><text:s/>Aplikasi ini dibangun menggunakan Android Studio <text:span text:style-name="T29">dan menggunakan database </text:span><text:span text:style-name="T28">Firebase</text:span></text:p>
        </text:list-item>
        <text:list-item>
          <text:p text:style-name="P36"><text:s/>Masalah yang dibahas hanya tentang pemilihan kandidat calon ketua OSIS dengan <text:span text:style-name="T27">E-Vote</text:span></text:p>
        </text:list-item>
        <text:list-item>
          <text:p text:style-name="P34"><text:span text:style-name="T18"><text:s/></text:span><text:span text:style-name="T19">Aplikasi hanya dapat digunakan pada </text:span><text:span text:style-name="T25">a</text:span><text:span text:style-name="T26">ndroid</text:span><text:span text:style-name="T19"> minimal android versi 5.0 lollipop.</text:span></text:p>
        </text:list-item>
      </text:list>
      <text:p text:style-name="P5"/>
      <text:list xml:id="list182955646208129" text:continue-list="list182954643592374" text:style-name="WWNum1">
        <text:list-item>
          <text:p text:style-name="P21">Perumusan Masalah</text:p>
        </text:list-item>
      </text:list>
      <text:p text:style-name="P5"><text:s text:c="7"/>Dari identifikasi masalah tersebut, maka dapat dirumuskan beberapa permasalahannya diantarannya: </text:p>
      <text:list xml:id="list689200522" text:style-name="WWNum5">
        <text:list-item>
          <text:p text:style-name="P35"><text:span text:style-name="T6"><text:s/>Bagaimana perancangan aplikasi </text:span><text:span text:style-name="T15">E-vote</text:span><text:span text:style-name="T6"> ketua OSIS di SMA PGRI </text:span><text:span text:style-name="T7">1</text:span><text:span text:style-name="T6"> Kota Serang berbasis Android?</text:span></text:p>
        </text:list-item>
        <text:list-item>
          <text:p text:style-name="P38"><text:s/>Bagaimana proses pemilihan ketua OSIS dilakukan melalui <text:span text:style-name="T27">E-Vote</text:span> berbasis Android?</text:p>
        </text:list-item>
      </text:list>
      <text:p text:style-name="P14"/>
      <text:list xml:id="list182954456967080" text:continue-list="list182955646208129" text:style-name="WWNum1">
        <text:list-item>
          <text:p text:style-name="P21">Tujuan Dan Manfaat Penelitian</text:p>
        </text:list-item>
      </text:list>
      <text:list xml:id="list3436667279" text:style-name="WWNum2">
        <text:list-item>
          <text:p text:style-name="P23"><text:s text:c="2"/>Tujuan Penelitian</text:p>
        </text:list-item>
      </text:list>
      <text:p text:style-name="P16"><text:s text:c="7"/>Berdasarkan batasan masalah diatas, maka tujuan dari penelitian ini adalah:</text:p>
      <text:list xml:id="list2497797068" text:style-name="WWNum6">
        <text:list-item>
          <text:p text:style-name="P26"><text:span text:style-name="T21">Untuk merancang aplikasi </text:span><text:span text:style-name="T24">E-vote</text:span><text:span text:style-name="T21"> ketua OSIS di SMA PGRI 1 Kota Serang berbasis Android </text:span></text:p>
        </text:list-item>
        <text:list-item>
          <text:p text:style-name="P27"><text:span text:style-name="T10">Mengetahui proses pemilihan ketua OSIS yang dilakukan melalui </text:span><text:span text:style-name="T16">E-vote</text:span><text:span text:style-name="T10"> berbasis android </text:span><text:span text:style-name="T22">yang dapat </text:span><text:span text:style-name="T10">membantu mengoptimalkan proses pemilihan ketua </text:span><text:span text:style-name="T12">OSIS</text:span><text:span text:style-name="T10"> </text:span><text:span text:style-name="T11">se</text:span><text:span text:style-name="T10">hingga meminimalisir resiko terjadinya kecurangan akibat human eror</text:span></text:p>
        </text:list-item>
      </text:list>
      <text:p text:style-name="P12"/>
      <text:list xml:id="list182955613302936" text:continue-list="list3436667279" text:style-name="WWNum2">
        <text:list-item>
          <text:p text:style-name="P24"><text:s text:c="2"/>Manfaat Penelitian</text:p>
        </text:list-item>
      </text:list>
      <text:p text:style-name="P17"><text:s text:c="7"/>Penelitian ini diharapkan dapat bermanfaat bagi semua orang yang membutuhkannya. Adapun manfaat penelitian yang dimaksud adalah sebagai berikut:</text:p>
      <text:list xml:id="list1750072288" text:style-name="WWNum7">
        <text:list-item>
          <text:p text:style-name="P28"><text:soft-page-break/>Mendapatkan hasil akhir pemilihan yang lebih objektif, sehingga mengurangi ke<text:span text:style-name="T32">salahan perhitungan</text:span> akibat human error</text:p>
        </text:list-item>
        <text:list-item>
          <text:p text:style-name="P29">Pengolahan data-data proses <text:span text:style-name="T27">e-voting</text:span> menjadi lebih terkontrol (data valid)</text:p>
        </text:list-item>
        <text:list-item>
          <text:p text:style-name="P29">Manfaat akademis dari penelitian ini diharapkan dapat berguna dalam pengembangan ilmu di bidang IT yang berkaitan dengan proses pemilihan umum yang lebih fleksibel dan mudah</text:p>
        </text:list-item>
        <text:list-item>
          <text:p text:style-name="P29">Manfaat untuk penguna dari penelitian ini diharapkan memberikan banyak manfaat kepada pengguna seperti waktu yang digunakan lebih fleksibel <text:span text:style-name="T31">serta memperkenalkan aplikasi E-vote menggunakan android sehingga pengguna dapat mengikuti perkembangan Ilmu Pengetahuan dan Teknologi (IPTEK).</text:span></text:p>
        </text:list-item>
        <text:list-item>
          <text:p text:style-name="P30">Sebagai bahan referensi bagi pihak perpustakaan dan bahan acuan yang dapat menambah ilmu pengetahuan bagi pembaca.</text:p>
        </text:list-item>
      </text:list>
      <text:list xml:id="list182955768072211" text:continue-list="list182954456967080" text:style-name="WWNum1">
        <text:list-item>
          <text:p text:style-name="P22">Sistematika Penulisan</text:p>
        </text:list-item>
      </text:list>
      <text:p text:style-name="P7"><text:s text:c="7"/>Adapun sistematika penelitian penulisan laporan proposal skripsi ini di uraikan menjadi 3 bab yaitu :</text:p>
      <text:p text:style-name="P6">BAB I<text:tab/>PENDAHULUAN</text:p>
      <text:p text:style-name="P8">Pada bab ini menjelaskan dan menguraikan latar belakang masalah, identifikasi masalah, rumusan masalah, batasan masalah, tujuan dan manfaat penelitian, dan sistematika penulisan.</text:p>
      <text:p text:style-name="P9">BAB II<text:tab/>TINJAUAN PUSTAKA</text:p>
      <text:p text:style-name="P4"><text:span text:style-name="T6">Pada bab ini menelaskan dan menguraikan landasan teori yang berhubungan dengan topik/judul dan digunakan dalam pembahasan proposal penelitian termasuk pemodelan pengembangan sistem yang digunakan misal Diagram Arus Data (DAD), </text:span><text:span text:style-name="T14">Unified Modeling Language (UML), Flowchart</text:span><text:span text:style-name="T6">. Serta menjelaskan secara ringkas tentang penelitian yang pernah dilakukan (Jurnal/</text:span><text:soft-page-break/><text:span text:style-name="T6">Paper/Tesis), terutama jurnal yang telah di publish minimal 5 judul terbitan tahun terakhir.</text:span></text:p>
      <text:p text:style-name="P9">BAB III<text:tab/>METODOLOGI PENELITIAN</text:p>
      <text:p text:style-name="P5">Pada bab ini menjelaskan dan menguraikan metode-metode yang digunakan dalam pengembangan sistem, dan menjelaskan tentang perancangan sistem yang berisi prototype dan Layout program serta pemodelan sistem menggunakan terstruktur model atau pemodelan berorientasi objek model.<text:bookmark text:name="_GoBack"/></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loext:contextual-spacing="false" fo:line-height="150%" fo:text-align="justify" style:justify-single-word="false" fo:orphans="2" fo:widows="2" fo:hyphenation-ladder-count="no-limit" fo:text-indent="0cm" style:auto-text-indent="false" style:vertical-align="baseline" style:writing-mode="lr-tb"/>
      <style:text-properties style:use-window-font-color="true"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style:footer>
        <text:p text:style-name="MP2"><text:page-number text:select-page="current">1</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27T07:03:00</meta:creation-date>
    <meta:initial-creator>Mumu</meta:initial-creator>
    <dc:language>en-US</dc:language>
    <dc:date>2020-02-14T18:29:54.266389760</dc:date>
    <meta:editing-cycles>73</meta:editing-cycles>
    <meta:editing-duration>PT8H41M13S</meta:editing-duration>
    <meta:generator>LibreOffice/6.3.3.2$Linux_X86_64 LibreOffice_project/30$Build-2</meta:generator>
    <meta:document-statistic meta:table-count="0" meta:image-count="0" meta:object-count="0" meta:page-count="5" meta:paragraph-count="44" meta:word-count="835" meta:character-count="6244" meta:non-whitespace-character-count="54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